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036" officeooo:paragraph-rsid="00058036"/>
    </style:style>
    <style:style style:name="P2" style:family="paragraph" style:parent-style-name="Standard">
      <style:text-properties officeooo:rsid="00058036" officeooo:paragraph-rsid="00072b78"/>
    </style:style>
    <style:style style:name="P3" style:family="paragraph" style:parent-style-name="Standard">
      <style:text-properties officeooo:rsid="00058036" officeooo:paragraph-rsid="0008f48e"/>
    </style:style>
    <style:style style:name="P4" style:family="paragraph" style:parent-style-name="Standard">
      <style:text-properties officeooo:rsid="00058036" officeooo:paragraph-rsid="000af182"/>
    </style:style>
    <style:style style:name="P5" style:family="paragraph" style:parent-style-name="Standard">
      <style:text-properties fo:font-weight="bold" officeooo:rsid="0008f48e" officeooo:paragraph-rsid="0008f48e" style:font-weight-asian="bold" style:font-weight-complex="bold"/>
    </style:style>
    <style:style style:name="P6" style:family="paragraph" style:parent-style-name="Standard">
      <style:text-properties fo:font-weight="bold" officeooo:rsid="0008f48e" officeooo:paragraph-rsid="000af182" style:font-weight-asian="bold" style:font-weight-complex="bold"/>
    </style:style>
    <style:style style:name="P7" style:family="paragraph" style:parent-style-name="Standard">
      <style:text-properties fo:font-weight="normal" officeooo:rsid="00058036" officeooo:paragraph-rsid="0008f48e" style:font-weight-asian="normal" style:font-weight-complex="normal"/>
    </style:style>
    <style:style style:name="P8" style:family="paragraph" style:parent-style-name="Standard">
      <style:text-properties fo:font-weight="normal" officeooo:rsid="00058036" officeooo:paragraph-rsid="000af182" style:font-weight-asian="normal" style:font-weight-complex="normal"/>
    </style:style>
    <style:style style:name="T1" style:family="text">
      <style:text-properties officeooo:rsid="00072b78"/>
    </style:style>
    <style:style style:name="T2" style:family="text">
      <style:text-properties officeooo:rsid="0008f48e"/>
    </style:style>
    <style:style style:name="T3" style:family="text">
      <style:text-properties officeooo:rsid="000ae0c6"/>
    </style:style>
    <style:style style:name="T4" style:family="text">
      <style:text-properties officeooo:rsid="000af1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efore Applying PCA</text:p>
      <text:p text:style-name="P1">1.When batch size = 10, and number of epoch = 60, activation function=softmax</text:p>
      <text:p text:style-name="P1"/>
      <text:p text:style-name="P1">Accuracy=79.22%</text:p>
      <text:p text:style-name="P1"/>
      <text:p text:style-name="P1">2. When batch size = 15, and number of epoch = 60, activation function=softmax</text:p>
      <text:p text:style-name="P1"/>
      <text:p text:style-name="P1">Accuracy=71.83%</text:p>
      <text:p text:style-name="P1"/>
      <text:p text:style-name="P2"><text:span text:style-name="T1">3</text:span>. When batch size = <text:span text:style-name="T1">2</text:span>5, and number of epoch = <text:span text:style-name="T1">9</text:span>0, activation function=softmax</text:p>
      <text:p text:style-name="P2"/>
      <text:p text:style-name="P2">Accuracy=<text:span text:style-name="T1">85.41</text:span>%</text:p>
      <text:p text:style-name="P2"/>
      <text:p text:style-name="P5">After Applying PCA (n=8)</text:p>
      <text:p text:style-name="P3">1.When batch size = 10, and number of epoch = 60, activation function=softmax</text:p>
      <text:p text:style-name="P3"/>
      <text:p text:style-name="P3">Accuracy=<text:span text:style-name="T2">64.98</text:span>%</text:p>
      <text:p text:style-name="P3"/>
      <text:p text:style-name="P3">2. When batch size = 15, and number of epoch = 60, activation function=softmax</text:p>
      <text:p text:style-name="P3"/>
      <text:p text:style-name="P3">Accuracy=<text:span text:style-name="T3">64.61</text:span>%</text:p>
      <text:p text:style-name="P3"/>
      <text:p text:style-name="P3"><text:span text:style-name="T1">3</text:span>. When batch size = <text:span text:style-name="T1">2</text:span>5, and number of epoch = <text:span text:style-name="T1">9</text:span>0, activation function=softmax</text:p>
      <text:p text:style-name="P3"/>
      <text:p text:style-name="P7">Accuracy=<text:span text:style-name="T3">49.04</text:span>%</text:p>
      <text:p text:style-name="P6">After Applying PCA (n=8)</text:p>
      <text:p text:style-name="P4">1.When batch size = 10, and number of epoch = 60, activation function=softmax</text:p>
      <text:p text:style-name="P4"/>
      <text:p text:style-name="P4">Accuracy=<text:span text:style-name="T2">64.98</text:span>%</text:p>
      <text:p text:style-name="P4"/>
      <text:p text:style-name="P4">2. When batch size = 15, and number of epoch = 60, activation function=softmax</text:p>
      <text:p text:style-name="P4"/>
      <text:p text:style-name="P4">Accuracy=<text:span text:style-name="T3">64.61</text:span>%</text:p>
      <text:p text:style-name="P4"/>
      <text:p text:style-name="P4"><text:span text:style-name="T1">3</text:span>. When batch size = <text:span text:style-name="T1">2</text:span>5, and number of epoch = <text:span text:style-name="T1">9</text:span>0, activation function=softmax</text:p>
      <text:p text:style-name="P4"/>
      <text:p text:style-name="P8">Accuracy=<text:span text:style-name="T4">60.51</text:span>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09:32:11.372632298</meta:creation-date>
    <dc:date>2019-03-28T19:45:58.714181127</dc:date>
    <meta:editing-duration>PT9H23M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43" meta:character-count="901" meta:non-whitespace-character-count="779"/>
  </office:meta>
</office:document-meta>
</file>